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Rozdział 1.</text:p>
      <text:p text:style-name="P1">Witamy w Katosawie!</text:p>
      <text:p text:style-name="P1"/>
      <text:p text:style-name="P1">(Loading Game)</text:p>
      <text:p text:style-name="P2">Notatka służbowa: Inspektor Monica La Cruz.</text:p>
      <text:p text:style-name="P2">Cel: Nota prywatna.</text:p>
      <text:p text:style-name="P2"/>
      <text:p text:style-name="P2">Powoli dojedżaliśmy do miasta, które wskazał nam Kabayoshi. Mieliśmy zająć się sprawą morderstwa w szkole. Ponoć sama góra nalegała, bym była to ja. Tak bardzo, że Kabayoshi przekazał inne moje sprawy, pozostałym podwładnym. Od razu z miejsca. </text:p>
      <text:p text:style-name="P2"/>
      <text:p text:style-name="P2">Widocznie sprawa była pilna. Kabayoshi nie miał, zwyczaju dzwonić po nocach. Tymbardziej, by wkopać kogoś do samochodu, zmusić do przejechania 300 km o 1w nocy. </text:p>
      <text:p text:style-name="P2"/>
      <text:p text:style-name="P2">Pada rzęsity deszcz. <text:s/>Chmury przesłaniają niebo. Zegarek w samochodzie wskazuje 4 rano. Widzę bramę szkoły. Wokół pełno radiowozów. Wjedżamy. Zaczynamy kolejne dochodzenie</text:p>
      <text:p text:style-name="P2"/>
      <text:p text:style-name="P1">Scena 1</text:p>
      <text:p text:style-name="P1">Budynek szkoły. Leje ulewny deszcz. Wieje urywisty wiatr.</text:p>
      <text:p text:style-name="P1"/>
      <text:p text:style-name="P1">Kadr.1</text:p>
      <text:p text:style-name="P1">Podjedża pod bramę. Policjant pokazuje jej, że ma się zatrzymać.</text:p>
      <text:p text:style-name="P1"/>
      <text:p text:style-name="P1">Kadr.2</text:p>
      <text:p text:style-name="P1">Otwiera okno.</text:p>
      <text:p text:style-name="P1"/>
      <text:p text:style-name="P1">Kadr.3</text:p>
      <text:p text:style-name="P1">Podaje dokument policjantowi.</text:p>
      <text:p text:style-name="P1">Moni:</text:p>
      <text:p text:style-name="P1">Narodowe Biuro Bezpieczeństwa. Inspektor Monica La Cruz oraz moja asystenka Naomi Takano.</text:p>
      <text:p text:style-name="P1"/>
      <text:p text:style-name="P1">Kadr.4</text:p>
      <text:p text:style-name="P1">Przegląda się im.</text:p>
      <text:p text:style-name="P1">Policjant:</text:p>
      <text:p text:style-name="P1">Proszę wjedżać.</text:p>
      <text:p text:style-name="P1"/>
      <text:p text:style-name="P1">Kadr.5</text:p>
      <text:p text:style-name="P1">Policjant ochodzi. Moni zamyka okno.</text:p>
      <text:p text:style-name="P1"/>
      <text:p text:style-name="P1">Kadr.6</text:p>
      <text:p text:style-name="P1">Szturcha w ramię Naomi.</text:p>
      <text:p text:style-name="P1">Moni: Hej! Cherry obudż się!</text:p>
      <text:p text:style-name="P1"/>
      <text:p text:style-name="P1">Kadr.7</text:p>
      <text:p text:style-name="P1">Naomi się budzi, patrzy się nie przytomnie.</text:p>
      <text:p text:style-name="P1">Moni:</text:p>
      <text:p text:style-name="P1">Jesteśmy na miejscu.</text:p>
      <text:p text:style-name="P1"/>
      <text:p text:style-name="P1"/>
      <text:p text:style-name="P1"><text:soft-page-break/></text:p>
      <text:p text:style-name="P1">Kadr 8</text:p>
      <text:p text:style-name="P1">Widok z oczu Naomi. Spogląda się na las za szybą.</text:p>
      <text:p text:style-name="P1">Naomi (półprzytomna)</text:p>
      <text:p text:style-name="P1">Naomi:</text:p>
      <text:p text:style-name="P1">Leje... deszcz?</text:p>
      <text:p text:style-name="P1"/>
      <text:p text:style-name="P1">Obraz się zaciemnia, słychać tylko dżwięk deszczu.</text:p>
      <text:p text:style-name="P1"/>
      <text:p text:style-name="P1">Scena 2</text:p>
      <text:p text:style-name="P1">Parking. </text:p>
      <text:p text:style-name="P1"/>
      <text:p text:style-name="P1">Kadr.1</text:p>
      <text:p text:style-name="P1">Moni I Naomi wysiadają z samochodu.</text:p>
      <text:p text:style-name="P1"/>
      <text:p text:style-name="P1">Kadr.2</text:p>
      <text:p text:style-name="P1">Naomi otwiera parasol.</text:p>
      <text:p text:style-name="P1"/>
      <text:p text:style-name="P1">Kadr.3</text:p>
      <text:p text:style-name="P1">Moni odpala papierosa.</text:p>
      <text:p text:style-name="P1">Głos Kazuto: Piękna pogoda was przywitała.</text:p>
      <text:p text:style-name="P1"/>
      <text:p text:style-name="P1">Kadr.4</text:p>
      <text:p text:style-name="P1">Zaciąga się papierosem I wypuszcza dym, Obok niej stoi Naomi pod parasolem.</text:p>
      <text:p text:style-name="P1">Moni:</text:p>
      <text:p text:style-name="P1">Przecudowna...</text:p>
      <text:p text:style-name="P1"/>
      <text:p text:style-name="P1">Kadr.5</text:p>
      <text:p text:style-name="P1">Wyciąga dłoń.</text:p>
      <text:p text:style-name="P1">Głos Kazuto</text:p>
      <text:p text:style-name="P1">Przyzwyczaicie się.</text:p>
      <text:p text:style-name="P1"/>
      <text:p text:style-name="P1">Kadr.6</text:p>
      <text:p text:style-name="P1">Widzimy postać Kazuto.</text:p>
      <text:p text:style-name="P1">Kazuto:</text:p>
      <text:p text:style-name="P1">Kapitan Kazuto Izoshi.</text:p>
      <text:p text:style-name="P1"/>
      <text:p text:style-name="P1">Kadr.7 </text:p>
      <text:p text:style-name="P1">Uśmiecha się.</text:p>
      <text:p text:style-name="P1">Kazuto:</text:p>
      <text:p text:style-name="P1">Miło mi was poznać.</text:p>
      <text:p text:style-name="P1"/>
      <text:p text:style-name="P1">Kadr.8</text:p>
      <text:p text:style-name="P1">Moni ściska jego dłoń.</text:p>
      <text:p text:style-name="P1">Moni:</text:p>
      <text:p text:style-name="P1">Inspektor Monica La Cruz.</text:p>
      <text:p text:style-name="P1"/>
      <text:p text:style-name="P1"/>
      <text:p text:style-name="P1"/>
      <text:p text:style-name="P1"><text:soft-page-break/></text:p>
      <text:p text:style-name="P1">Kadr.9 </text:p>
      <text:p text:style-name="P1">Naomi się kłania.</text:p>
      <text:p text:style-name="P1">Naomi:</text:p>
      <text:p text:style-name="P1">Asystentka Naomi Takano.</text:p>
      <text:p text:style-name="P1"/>
      <text:p text:style-name="P1">Kadr.10</text:p>
      <text:p text:style-name="P1">Kazuto pokazuje na budynek kciukiem.</text:p>
      <text:p text:style-name="P1">Kazuto</text:p>
      <text:p text:style-name="P1">No to co? Chyba wejdziemy do środka? Bezsensu jest tak marznąć.</text:p>
      <text:p text:style-name="P1"/>
      <text:p text:style-name="P1">Kadr.11</text:p>
      <text:p text:style-name="P1">Monica poprawia kapelusz.</text:p>
      <text:p text:style-name="P1">Moni</text:p>
      <text:p text:style-name="P1">Prowadż.</text:p>
      <text:p text:style-name="P1"/>
      <text:p text:style-name="P1"/>
      <text:p text:style-name="P1">Zaczyna się gra, nasze postacie zmierzają do środku szkoły.</text:p>
      <text:p text:style-name="P1"/>
      <text:p text:style-name="P1">Kazuto:</text:p>
      <text:p text:style-name="P1">Wybaczcie, że was o tak wczesnej godziny, wyciągnęliśmy z łóżka.</text:p>
      <text:p text:style-name="P1"/>
      <text:p text:style-name="P1">Kazuto:</text:p>
      <text:p text:style-name="P1">Ale...sami wiecie, jakie są procedury.</text:p>
      <text:p text:style-name="P1"/>
      <text:p text:style-name="P1">Moni</text:p>
      <text:p text:style-name="P1">Tak wiemy.</text:p>
      <text:p text:style-name="P1"/>
      <text:p text:style-name="P1">Kazuto</text:p>
      <text:p text:style-name="P1">Ale jak to mawiają, kto rano wstaje temu pan Bóg daje. Hehe...he</text:p>
      <text:p text:style-name="P1"/>
      <text:p text:style-name="P1">Moni</text:p>
      <text:p text:style-name="P1">O której znależliście ofiarę?</text:p>
      <text:p text:style-name="P1"/>
      <text:p text:style-name="P1">Kazuto</text:p>
      <text:p text:style-name="P1">O godzinie 3:30 , znalazła ją sprzątaczka.</text:p>
      <text:p text:style-name="P1"/>
      <text:p text:style-name="P1">Naomi</text:p>
      <text:p text:style-name="P1">Co ona robiła tutaj o tej godzinie?</text:p>
      <text:p text:style-name="P1"/>
      <text:p text:style-name="P1">Kazuto</text:p>
      <text:p text:style-name="P1">Z tego co się dowiedziałem, miała przyjąć dostawę. Wiecie... Cięcia kosztów.</text:p>
      <text:p text:style-name="P1"/>
      <text:p text:style-name="P1">Moni</text:p>
      <text:p text:style-name="P1">Nie przesłuchaliście jej?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Kazuto</text:p>
      <text:p text:style-name="P1">Powiedzmy, że nie była w stanie, gdy zobaczyła osobę przybitą do ściany za pomocą gwodżi.</text:p>
      <text:p text:style-name="P1"/>
      <text:p text:style-name="P1">Moni</text:p>
      <text:p text:style-name="P1">Do ściany? Jak?</text:p>
      <text:p text:style-name="P1"/>
      <text:p text:style-name="P1">Kazuto</text:p>
      <text:p text:style-name="P1">Za chwilę, wszystko stanie się jasne.</text:p>
      <text:p text:style-name="P1"/>
      <text:p text:style-name="P1"/>
      <text:p text:style-name="P1">Kazuto otwiera drzwi.</text:p>
      <text:p text:style-name="P1">Kazuto:</text:p>
      <text:p text:style-name="P1">Zapraszam do środka.</text:p>
      <text:p text:style-name="P1"/>
      <text:p text:style-name="P1"/>
      <text:p text:style-name="P1">Moni wchodzi, Naomi przygląda się zamkowi.</text:p>
      <text:p text:style-name="P1"/>
      <text:p text:style-name="P1">Moni:</text:p>
      <text:p text:style-name="P1">Mnóstwo śladów butów w krwi.</text:p>
      <text:p text:style-name="P1"/>
      <text:p text:style-name="P1">Kazuto:</text:p>
      <text:p text:style-name="P1">Nie mieliśmy czasu ich zabezpieczyć. Bardziej się liczyło, życie dziewczyny.</text:p>
      <text:p text:style-name="P1"/>
      <text:p text:style-name="P1">Moni:</text:p>
      <text:p text:style-name="P1">A przeżyła?</text:p>
      <text:p text:style-name="P1"/>
      <text:p text:style-name="P1">Kazuto:</text:p>
      <text:p text:style-name="P1">Jest w ciężkim stanie w szpitalu św.Izony.</text:p>
      <text:p text:style-name="P1"/>
      <text:p text:style-name="P1"/>
      <text:p text:style-name="P1">Naomi do nich dobiega. Zatrzymują się.</text:p>
      <text:p text:style-name="P1">Naomi</text:p>
      <text:p text:style-name="P1">Czy drzwi były otwarte?</text:p>
      <text:p text:style-name="P1"/>
      <text:p text:style-name="P1">Kazuto</text:p>
      <text:p text:style-name="P1">Jak przyjechaliśmy to tak. Nie wiem, czy wczyśniej...</text:p>
      <text:p text:style-name="P1"/>
      <text:p text:style-name="P1">Naomi</text:p>
      <text:p text:style-name="P1">Według mnie były cały czas otwarte.</text:p>
      <text:p text:style-name="P1"/>
      <text:p text:style-name="P1">Kazuto</text:p>
      <text:p text:style-name="P1">Skąd pani tak sądzi?</text:p>
      <text:p text:style-name="P1"/>
      <text:p text:style-name="P1">Naomi</text:p>
      <text:p text:style-name="P1">Sam klucz da się dorobić, ale mikrontroler już nie.</text:p>
      <text:p text:style-name="P1"/>
      <text:p text:style-name="P1"/>
      <text:p text:style-name="P1"><text:soft-page-break/></text:p>
      <text:p text:style-name="P1"/>
      <text:p text:style-name="P1">Moni</text:p>
      <text:p text:style-name="P1">Ktoś pilnuje w nocy tego budynku?</text:p>
      <text:p text:style-name="P1"/>
      <text:p text:style-name="P1">Kazuto</text:p>
      <text:p text:style-name="P1">Tak. Ochroniarz w kanciapie.</text:p>
      <text:p text:style-name="P1"/>
      <text:p text:style-name="P1">Moni</text:p>
      <text:p text:style-name="P1">To gdzie on teraz jest?</text:p>
      <text:p text:style-name="P1"/>
      <text:p text:style-name="P1">Kazuto</text:p>
      <text:p text:style-name="P1">W szpitalu. Skurczybyk nasypał mu środków nasennych.</text:p>
      <text:p text:style-name="P1"/>
      <text:p text:style-name="P1">Moni</text:p>
      <text:p text:style-name="P1">Ciekawe, jak one się tam znalazły.</text:p>
      <text:p text:style-name="P1"/>
      <text:p text:style-name="P1">Kazuto</text:p>
      <text:p text:style-name="P1">Musiał jakoś wejść.</text:p>
      <text:p text:style-name="P1"/>
      <text:p text:style-name="P1">Moni</text:p>
      <text:p text:style-name="P1">Cóż, przesłuchamy go. </text:p>
      <text:p text:style-name="P1"/>
      <text:p text:style-name="P1">Wskazuje jej piękną zakrawioną podłogę.</text:p>
      <text:p text:style-name="P1">Co o tym sądzisz Cherry?</text:p>
      <text:p text:style-name="P1"/>
      <text:p text:style-name="P1"/>
      <text:p text:style-name="P1">Naomi.</text:p>
      <text:p text:style-name="P1">Mnóstwo zadeptanych śladów. Yoshi nie będzie z tego zadowolony.</text:p>
      <text:p text:style-name="P1"/>
      <text:p text:style-name="P1">Moni</text:p>
      <text:p text:style-name="P1">Za ile oni w ogóle mają być?</text:p>
      <text:p text:style-name="P1"/>
      <text:p text:style-name="P1">Naomi</text:p>
      <text:p text:style-name="P1">Pisałam do nich jak wysiedliśmy z samochodu. Będą za jakieś 10 minut.</text:p>
      <text:p text:style-name="P1"/>
      <text:p text:style-name="P1">Kazuto</text:p>
      <text:p text:style-name="P1">Możemy iść dalej?</text:p>
      <text:p text:style-name="P1"/>
      <text:p text:style-name="P1">Moni</text:p>
      <text:p text:style-name="P1">Oczywiście.</text:p>
      <text:p text:style-name="P1"/>
      <text:p text:style-name="P1">Omijają bokiem zakrwawione schody. </text:p>
      <text:p text:style-name="P1"/>
      <text:p text:style-name="P1">Moni</text:p>
      <text:p text:style-name="P1">Kto był pierwszy na miejscu.</text:p>
      <text:p text:style-name="P1"/>
      <text:p text:style-name="P1"/>
      <text:p text:style-name="P1"/>
      <text:p text:style-name="P1"><text:soft-page-break/></text:p>
      <text:p text:style-name="P1"/>
      <text:p text:style-name="P1">Kazuto</text:p>
      <text:p text:style-name="P1">pogotowie, straż na końcu my. </text:p>
      <text:p text:style-name="P1"/>
      <text:p text:style-name="P1">Moni</text:p>
      <text:p text:style-name="P1">Cherry, zanotuj że mamy przesłuchać głównego lekarza z ogłoszenia.</text:p>
      <text:p text:style-name="P1"/>
      <text:p text:style-name="P1">Naomi</text:p>
      <text:p text:style-name="P1">Tak jest?</text:p>
      <text:p text:style-name="P1"/>
      <text:p text:style-name="P1">Znajdują się w holu głównym.</text:p>
      <text:p text:style-name="P1">Moni:</text:p>
      <text:p text:style-name="P1">Rozumiem, że drogi zabezpieczyliście.</text:p>
      <text:p text:style-name="P1">Kazuto</text:p>
      <text:p text:style-name="P1">Owszem, ale wątpie by to coś dało. Nie wiemy zbytnio jak wygląda.</text:p>
      <text:p text:style-name="P1"/>
      <text:p text:style-name="P1">Moni:</text:p>
      <text:p text:style-name="P1">Monitoring?</text:p>
      <text:p text:style-name="P1"/>
      <text:p text:style-name="P1">Kazuto</text:p>
      <text:p text:style-name="P1">Padł.</text:p>
      <text:p text:style-name="P1"/>
      <text:p text:style-name="P1">Moni</text:p>
      <text:p text:style-name="P1">Zapiski?</text:p>
      <text:p text:style-name="P1"/>
      <text:p text:style-name="P1">Kazuto</text:p>
      <text:p text:style-name="P1">Również.</text:p>
      <text:p text:style-name="P1"/>
      <text:p text:style-name="P1">Moni</text:p>
      <text:p text:style-name="P1">Naomi zajmiesz się tym?</text:p>
      <text:p text:style-name="P1"/>
      <text:p text:style-name="P1">Naomi kiwnęła głową.</text:p>
      <text:p text:style-name="P1"/>
      <text:p text:style-name="P1">Kazuto</text:p>
      <text:p text:style-name="P1">Wczoraj zgłoszono usterkę.</text:p>
      <text:p text:style-name="P1"/>
      <text:p text:style-name="P1">Moni</text:p>
      <text:p text:style-name="P1">Sprawdzimy.</text:p>
      <text:p text:style-name="P1"/>
      <text:p text:style-name="P1">Idą schodami do góry. (Również całe w krwi)</text:p>
      <text:p text:style-name="P1">Moni</text:p>
      <text:p text:style-name="P1">Jedna , rzecz pana nie dziwi?</text:p>
      <text:p text:style-name="P1"/>
      <text:p text:style-name="P1">Kazuto</text:p>
      <text:p text:style-name="P1">Jaka?</text:p>
      <text:p text:style-name="P1"/>
      <text:p text:style-name="P1"/>
      <text:p text:style-name="P1"/>
      <text:p text:style-name="P1"><text:soft-page-break/></text:p>
      <text:p text:style-name="P1"/>
      <text:p text:style-name="P1">Moni</text:p>
      <text:p text:style-name="P1">Na podłodze, zaschniętę są hektolitry krwi. Dziw, że ona się nie wykrwawiła.</text:p>
      <text:p text:style-name="P1"/>
      <text:p text:style-name="P1">Kazuto</text:p>
      <text:p text:style-name="P1">Widocznie sam Bóg trzymał nad nią pieczę.</text:p>
      <text:p text:style-name="P1"/>
      <text:p text:style-name="P1">Są, na półpiętrze. Moni widzi, miejsce zbrodnii.</text:p>
      <text:p text:style-name="P1">Kazuto</text:p>
      <text:p text:style-name="P1">A o to I miejsce zbrodni!</text:p>
      <text:p text:style-name="P1"/>
      <text:p text:style-name="P1">Kazuto:</text:p>
      <text:p text:style-name="P1">Wskazuje na wiertarkę.</text:p>
      <text:p text:style-name="P1">Była przywiercona za pomocą tej wiertarki do ściany. </text:p>
      <text:p text:style-name="P1"/>
      <text:p text:style-name="P1">Kazuto</text:p>
      <text:p text:style-name="P1">Palcem na dół.</text:p>
      <text:p text:style-name="P1">Dwa gwodżie w okolicach stopy.</text:p>
      <text:p text:style-name="P1"/>
      <text:p text:style-name="P1">Pokazuje jeszcze wyżej palcem</text:p>
      <text:p text:style-name="P1">Kazuto</text:p>
      <text:p text:style-name="P1">Dwa gwodżie w okolicach dłoni.</text:p>
      <text:p text:style-name="P1"/>
      <text:p text:style-name="P1">I jeszcze wyżej </text:p>
      <text:p text:style-name="P1">Kazuto:</text:p>
      <text:p text:style-name="P1">Plus dwa w policzkach.</text:p>
      <text:p text:style-name="P1"/>
      <text:p text:style-name="P1">Kazuto:</text:p>
      <text:p text:style-name="P1">Powstrzymywana za pomocą pasów.</text:p>
      <text:p text:style-name="P1"/>
      <text:p text:style-name="P1">Kazuto</text:p>
      <text:p text:style-name="P1">Za pomocą jej krwi, napisał ten napis.</text:p>
      <text:p text:style-name="P1"/>
      <text:p text:style-name="P1">Kazuto</text:p>
      <text:p text:style-name="P1">“Tom Hasvelt”</text:p>
      <text:p text:style-name="P1"/>
      <text:p text:style-name="P1">Moni</text:p>
      <text:p text:style-name="P1">Kto to jest?</text:p>
      <text:p text:style-name="P1"/>
      <text:p text:style-name="P1">Kazuto.</text:p>
      <text:p text:style-name="P1">Syn Laury Hasvelt I Roya Hasvelta. Dyrektor operacyjny Hasvelt Group Medic.</text:p>
      <text:p text:style-name="P1"/>
      <text:p text:style-name="P1">Kazuto</text:p>
      <text:p text:style-name="P1">Eksluzywny ośrodek na Rajskiej Wyspie I jednocześnie laboratorium. Z tego co wiem, badają tamtejszą florę w celu wykorzystania do walki depresją. Chcą stworzyć nowy lek, które przeciwieństwie do obecnych specyfików na rynku. Nie powodują użależnienia.</text:p>
      <text:p text:style-name="P1"/>
      <text:p text:style-name="P1"/>
      <text:p text:style-name="P1"><text:soft-page-break/></text:p>
      <text:p text:style-name="P1">Kazuto</text:p>
      <text:p text:style-name="P1">Ponoć sam rząd, dał im granty na kontynuowanie badań.</text:p>
      <text:p text:style-name="P1"/>
      <text:p text:style-name="P1">Kazuto</text:p>
      <text:p text:style-name="P1">Bardzo szanowane małżeństwo. Dali sporo kasy na budowę nowej szkoły. Gdy... to się zdarzyło...</text:p>
      <text:p text:style-name="P1"/>
      <text:p text:style-name="P1">Moni</text:p>
      <text:p text:style-name="P1">Co się zdarzyło?</text:p>
      <text:p text:style-name="P1"/>
      <text:p text:style-name="P1">Kazuto</text:p>
      <text:p text:style-name="P1">Spłonęła szkoła... A wraz z nią... 256 uczniów.</text:p>
      <text:p text:style-name="P1"/>
      <text:p text:style-name="P1">Moni</text:p>
      <text:p text:style-name="P1">…</text:p>
      <text:p text:style-name="P1"/>
      <text:p text:style-name="P1">Kazuto</text:p>
      <text:p text:style-name="P1">Okropna tragedia. Nie chciałbym o tym rozmawiać.</text:p>
      <text:p text:style-name="P1"/>
      <text:p text:style-name="P1">Moni</text:p>
      <text:p text:style-name="P1">Rozumiem.</text:p>
      <text:p text:style-name="P1"/>
      <text:p text:style-name="P1">Kazuto</text:p>
      <text:p text:style-name="P1">Mogę dla pani przygotować akty dochodzenia w tej sprawie.</text:p>
      <text:p text:style-name="P1"/>
      <text:p text:style-name="P1">Moni</text:p>
      <text:p text:style-name="P1">Byłabym wdzięczna. A co się stało z ich synem?</text:p>
      <text:p text:style-name="P1"/>
      <text:p text:style-name="P1">Kazuto</text:p>
      <text:p text:style-name="P1">Z tego co mi wiadomowo. Wyjechał do USA. Pracuje w centrali GenexLab, właściciela ośrodka.</text:p>
      <text:p text:style-name="P1"/>
      <text:p text:style-name="P1">Moni</text:p>
      <text:p text:style-name="P1">Na to wygląda, że go tutaj nie ma.</text:p>
      <text:p text:style-name="P1"/>
      <text:p text:style-name="P1">Kazuto</text:p>
      <text:p text:style-name="P1">Nie zaprzęcze.</text:p>
      <text:p text:style-name="P1"/>
      <text:p text:style-name="P1">Moni</text:p>
      <text:p text:style-name="P1">To dlaczego pojawiło się tu jego imię I nazwisko?</text:p>
      <text:p text:style-name="P1"/>
      <text:p text:style-name="P1">Kazuto</text:p>
      <text:p text:style-name="P1">To samo sobie zadawałem pytanie panno La Cruz.</text:p>
      <text:p text:style-name="P1"/>
      <text:p text:style-name="P1">Kazuto</text:p>
      <text:p text:style-name="P1">Czy ma pani do mnie jeszcze jakieś pytania? Jeżeli nie, pójdę przygotować dla pani dokumenty.</text:p>
      <text:p text:style-name="P1"/>
      <text:p text:style-name="P1">Moni</text:p>
      <text:p text:style-name="P1">Może pan iść.</text:p>
      <text:p text:style-name="P1"/>
      <text:p text:style-name="P1"><text:soft-page-break/></text:p>
      <text:p text:style-name="P1">Kazuto</text:p>
      <text:p text:style-name="P1">Jednakże, jeżeli miałaby pani pytania. Proszę porozmawiać z Tetsuya – z moim zastępcą. Pewnie gdzieś się tu kręci.</text:p>
      <text:p text:style-name="P1"/>
      <text:p text:style-name="P1">Kazuto</text:p>
      <text:p text:style-name="P1">A teraz przepraszam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3T23:19:06.03</meta:creation-date>
    <dc:date>2016-03-21T23:45:11.73</dc:date>
    <meta:editing-duration>PT2H35M5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9" meta:paragraph-count="253" meta:word-count="974" meta:character-count="6103"/>
  </office:meta>
</office:document-meta>
</file>